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18.25cm" fo:min-width="17.5cm"/>
      <style:paragraph-properties style:writing-mode="lr-tb"/>
    </style:style>
    <style:style style:name="gr2" style:family="graphic" style:parent-style-name="standard">
      <style:graphic-properties draw:fill-color="#ff972f" draw:textarea-horizontal-align="justify" draw:textarea-vertical-align="middle" draw:auto-grow-height="false" fo:min-height="1.5cm" fo:min-width="7.25cm"/>
      <style:paragraph-properties style:writing-mode="lr-tb"/>
    </style:style>
    <style:style style:name="gr3" style:family="graphic" style:parent-style-name="standard">
      <style:graphic-properties draw:fill-color="#afd095" draw:textarea-horizontal-align="justify" draw:textarea-vertical-align="middle" draw:auto-grow-height="false" fo:min-height="2cm" fo:min-width="6.75cm"/>
      <style:paragraph-properties style:writing-mode="lr-tb"/>
    </style:style>
    <style:style style:name="gr4" style:family="graphic" style:parent-style-name="standard">
      <style:graphic-properties draw:fill-color="#afd095" draw:textarea-horizontal-align="justify" draw:textarea-vertical-align="middle" draw:auto-grow-height="false" fo:min-height="2.75cm" fo:min-width="7.25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466cm" fo:min-width="3.5cm"/>
      <style:paragraph-properties style:writing-mode="lr-tb"/>
    </style:style>
    <style:style style:name="gr6" style:family="graphic" style:parent-style-name="standard">
      <style:graphic-properties draw:fill-color="#b4c7dc" draw:textarea-horizontal-align="justify" draw:textarea-vertical-align="middle" draw:auto-grow-height="false" fo:min-height="2.5cm" fo:min-width="6.75cm"/>
      <style:paragraph-properties style:writing-mode="lr-tb"/>
    </style:style>
    <style:style style:name="gr7" style:family="graphic" style:parent-style-name="standard">
      <style:graphic-properties draw:fill-color="#b4c7dc" draw:textarea-horizontal-align="justify" draw:textarea-vertical-align="middle" draw:auto-grow-height="false" fo:min-height="2.5cm" fo:min-width="7.25cm"/>
      <style:paragraph-properties style:writing-mode="lr-tb"/>
    </style:style>
    <style:style style:name="gr8" style:family="graphic" style:parent-style-name="standard">
      <style:graphic-properties draw:fill-color="#afd095" draw:textarea-horizontal-align="justify" draw:textarea-vertical-align="middle" draw:auto-grow-height="false" fo:min-height="1.5cm" fo:min-width="7.25cm"/>
      <style:paragraph-properties style:writing-mode="lr-tb"/>
    </style:style>
    <style:style style:name="gr9" style:family="graphic" style:parent-style-name="standard">
      <style:graphic-properties draw:fill-color="#afd095" draw:textarea-horizontal-align="justify" draw:textarea-vertical-align="middle" draw:auto-grow-height="false" fo:min-height="2.5cm" fo:min-width="7.2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75cm" fo:min-width="4.25cm"/>
      <style:paragraph-properties style:writing-mode="lr-tb"/>
    </style:style>
    <style:style style:name="gr12" style:family="graphic" style:parent-style-name="standard">
      <style:graphic-properties draw:fill-color="#ff972f" draw:textarea-horizontal-align="justify" draw:textarea-vertical-align="middle" draw:auto-grow-height="false" fo:min-height="0.938cm" fo:min-width="4.501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597cm" fo:min-width="3.251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5cm" fo:min-width="4.25cm"/>
      <style:paragraph-properties style:writing-mode="lr-tb"/>
    </style:style>
    <style:style style:name="gr15" style:family="graphic" style:parent-style-name="standard" style:list-style-name="L1">
      <style:graphic-properties draw:fill-color="#afd095" draw:textarea-horizontal-align="justify" draw:textarea-vertical-align="middle" draw:auto-grow-height="false" fo:min-height="2.75cm" fo:min-width="6.75cm"/>
      <style:paragraph-properties style:writing-mode="lr-tb"/>
    </style:style>
    <style:style style:name="gr16" style:family="graphic" style:parent-style-name="standard" style:list-style-name="L1">
      <style:graphic-properties draw:fill-color="#afd095" draw:textarea-horizontal-align="justify" draw:textarea-vertical-align="middle" draw:auto-grow-height="false" fo:min-height="2.75cm" fo:min-width="6.75cm"/>
      <style:paragraph-properties style:writing-mode="lr-tb"/>
    </style:style>
    <style:style style:name="gr17" style:family="graphic" style:parent-style-name="standard" style:list-style-name="L1">
      <style:graphic-properties draw:fill-color="#afd095" draw:textarea-horizontal-align="justify" draw:textarea-vertical-align="middle" draw:auto-grow-height="false" fo:min-height="2.75cm" fo:min-width="6.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4.19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.866cm" fo:min-width="2.011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0.866cm" fo:min-width="2.012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5cm" fo:min-width="1.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2.654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22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5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4cm" fo:min-width="0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middle" draw:auto-grow-height="false" fo:min-height="1.795cm" fo:min-width="2.7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9cm" fo:min-width="0cm"/>
      <style:paragraph-properties style:writing-mode="lr-tb"/>
    </style:style>
    <style:style style:name="gr28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29" style:family="graphic" style:parent-style-name="objectwithoutfill">
      <style:graphic-properties draw:marker-end="Стили_20_стрелок_20_3" draw:marker-end-width="0.3cm" draw:fill="none" draw:textarea-vertical-align="middle"/>
      <style:paragraph-properties style:writing-mode="lr-tb"/>
    </style:style>
    <style:style style:name="gr30" style:family="graphic" style:parent-style-name="objectwithoutfill">
      <style:graphic-properties draw:marker-end="Стили_20_стрелок_20_4" draw:marker-end-width="0.3cm" draw:fill="none" draw:textarea-vertical-align="middle"/>
      <style:paragraph-properties style:writing-mode="lr-tb"/>
    </style:style>
    <style:style style:name="gr31" style:family="graphic" style:parent-style-name="objectwithoutfill">
      <style:graphic-properties draw:marker-end="Стили_20_стрелок_20_7" draw:marker-end-width="0.3cm" draw:fill="none" draw:textarea-vertical-align="middl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35cm" fo:min-width="1.623cm"/>
      <style:paragraph-properties style:writing-mode="lr-tb"/>
    </style:style>
    <style:style style:name="gr33" style:family="graphic" style:parent-style-name="objectwithoutfill">
      <style:graphic-properties draw:marker-end="Стили_20_стрелок_20_8" draw:marker-end-width="0.3cm" draw:fill="none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1cm" fo:min-width="0cm"/>
      <style:paragraph-properties style:writing-mode="lr-tb"/>
    </style:style>
    <style:style style:name="gr35" style:family="graphic" style:parent-style-name="standard">
      <style:graphic-properties draw:marker-start="Стили_20_стрелок_20_9" draw:marker-start-width="0.3cm" draw:textarea-vertical-align="middle"/>
    </style:style>
    <style:style style:name="gr36" style:family="graphic" style:parent-style-name="standard">
      <style:graphic-properties draw:marker-start="Стили_20_стрелок_20_10" draw:marker-start-width="0.3cm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6cm" fo:min-width="2.266cm"/>
      <style:paragraph-properties style:writing-mode="lr-tb"/>
    </style:style>
    <style:style style:name="gr39" style:family="graphic" style:parent-style-name="objectwithoutfill">
      <style:graphic-properties draw:marker-end="Стили_20_стрелок_20_6" draw:marker-end-width="0.3cm" draw:fill="none" draw:textarea-vertical-align="middle"/>
    </style:style>
    <style:style style:name="gr40" style:family="graphic" style:parent-style-name="objectwithoutfill">
      <style:graphic-properties draw:marker-end="Стили_20_стрелок_20_11" draw:marker-end-width="0.3cm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2.266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cm" fo:min-width="0cm"/>
      <style:paragraph-properties style:writing-mode="lr-tb"/>
    </style:style>
    <style:style style:name="gr43" style:family="graphic" style:parent-style-name="objectwithoutfill">
      <style:graphic-properties draw:marker-end="Стили_20_стрелок_20_12" draw:marker-end-width="0.3cm" draw:fill="none" draw:textarea-vertical-align="middle"/>
      <style:paragraph-properties style:writing-mode="lr-tb"/>
    </style:style>
    <style:style style:name="gr44" style:family="graphic" style:parent-style-name="objectwithoutfill">
      <style:graphic-properties draw:marker-end="Стили_20_стрелок_20_13" draw:marker-end-width="0.3cm" draw:fill="none" draw:textarea-vertical-align="middle"/>
    </style:style>
    <style:style style:name="gr45" style:family="graphic" style:parent-style-name="objectwithoutfill">
      <style:graphic-properties draw:marker-end="Стили_20_стрелок_20_14" draw:marker-end-width="0.3cm" draw:fill="none" draw:textarea-vertical-align="middle"/>
    </style:style>
    <style:style style:name="gr46" style:family="graphic" style:parent-style-name="objectwithoutfill">
      <style:graphic-properties draw:marker-end="Стили_20_стрелок_20_15" draw:marker-end-width="0.3cm" draw:fill="none" draw:textarea-vertical-align="middle"/>
    </style:style>
    <style:style style:name="gr47" style:family="graphic" style:parent-style-name="objectwithoutfill">
      <style:graphic-properties draw:marker-end="Стили_20_стрелок_20_16" draw:marker-end-width="0.3cm" draw:fill="none" draw:textarea-vertical-align="middl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49" style:family="graphic" style:parent-style-name="objectwithoutfill">
      <style:graphic-properties draw:marker-end="Стили_20_стрелок_20_17" draw:marker-end-width="0.3cm" draw:fill="none" draw:textarea-vertical-align="middl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51" style:family="graphic" style:parent-style-name="objectwithoutfill">
      <style:graphic-properties draw:marker-end="Стили_20_стрелок_20_18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ff972f"/>
      <style:paragraph-properties fo:text-align="center"/>
    </style:style>
    <style:style style:name="P4" style:family="paragraph">
      <style:paragraph-properties fo:text-align="center"/>
      <style:text-properties fo:font-size="15pt" style:font-size-asian="15pt" style:font-size-complex="15pt"/>
    </style:style>
    <style:style style:name="P5" style:family="paragraph">
      <loext:graphic-properties draw:fill-color="#afd095"/>
      <style:paragraph-properties fo:text-align="center"/>
      <style:text-properties fo:font-size="15pt" style:font-size-asian="15pt" style:font-size-complex="15pt"/>
    </style:style>
    <style:style style:name="P6" style:family="paragraph">
      <style:paragraph-properties fo:text-align="center"/>
      <style:text-properties fo:font-size="16pt" style:font-size-asian="16pt" style:font-size-complex="16pt"/>
    </style:style>
    <style:style style:name="P7" style:family="paragraph">
      <loext:graphic-properties draw:fill-color="#afd095"/>
      <style:paragraph-properties fo:text-align="center"/>
      <style:text-properties fo:font-size="16pt" style:font-size-asian="16pt" style:font-size-complex="16pt"/>
    </style:style>
    <style:style style:name="P8" style:family="paragraph">
      <style:paragraph-properties fo:text-align="center"/>
      <style:text-properties fo:font-size="12pt" style:font-size-asian="15pt" style:font-size-complex="15pt"/>
    </style:style>
    <style:style style:name="P9" style:family="paragraph">
      <style:paragraph-properties fo:text-align="center"/>
      <style:text-properties fo:font-size="16pt"/>
    </style:style>
    <style:style style:name="P10" style:family="paragraph">
      <loext:graphic-properties draw:fill-color="#b4c7dc"/>
      <style:paragraph-properties fo:text-align="center"/>
      <style:text-properties fo:font-size="16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loext:graphic-properties draw:fill-color="#afd095"/>
      <style:paragraph-properties fo:text-align="center"/>
      <style:text-properties fo:font-size="18pt"/>
    </style:style>
    <style:style style:name="P13" style:family="paragraph">
      <style:paragraph-properties fo:text-align="center"/>
      <style:text-properties fo:font-size="12pt"/>
    </style:style>
    <style:style style:name="P14" style:family="paragraph">
      <loext:graphic-properties draw:fill="none" draw:fill-color="#ffffff"/>
    </style:style>
    <style:style style:name="P15" style:family="paragraph">
      <style:paragraph-properties fo:text-align="center"/>
      <style:text-properties fo:font-size="14pt"/>
    </style:style>
    <style:style style:name="P16" style:family="paragraph">
      <loext:graphic-properties draw:fill-color="#ff972f"/>
      <style:paragraph-properties fo:text-align="center"/>
      <style:text-properties fo:font-size="12pt" style:font-size-asian="15pt" style:font-size-complex="15pt"/>
    </style:style>
    <style:style style:name="P17" style:family="paragraph"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18" style:family="paragraph">
      <loext:graphic-properties draw:fill-color="#afd095"/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19" style:family="paragraph">
      <style:text-properties fo:font-size="10pt"/>
    </style:style>
    <style:style style:name="P20" style:family="paragraph">
      <loext:graphic-properties draw:fill="none" draw:fill-color="#ffffff"/>
      <style:text-properties fo:font-size="10pt"/>
    </style:style>
    <style:style style:name="P21" style:family="paragraph">
      <style:paragraph-properties fo:text-align="center"/>
      <style:text-properties fo:font-size="10pt" style:font-size-asian="14pt" style:font-size-complex="14pt"/>
    </style:style>
    <style:style style:name="P22" style:family="paragraph">
      <loext:graphic-properties draw:fill="none" draw:fill-color="#ffffff"/>
      <style:paragraph-properties fo:text-align="center"/>
      <style:text-properties fo:font-size="10pt" style:font-size-asian="14pt" style:font-size-complex="14pt"/>
    </style:style>
    <style:style style:name="P23" style:family="paragraph">
      <style:paragraph-properties fo:text-align="center"/>
      <style:text-properties fo:font-size="10pt" style:font-size-asian="12pt" style:font-size-complex="12pt"/>
    </style:style>
    <style:style style:name="P24" style:family="paragraph">
      <loext:graphic-properties draw:fill="none" draw:fill-color="#ffffff"/>
      <style:paragraph-properties fo:text-align="center"/>
      <style:text-properties fo:font-size="10pt" style:font-size-asian="12pt" style:font-size-complex="12pt"/>
    </style:style>
    <style:style style:name="P25" style:family="paragraph">
      <loext:graphic-properties draw:fill="none"/>
      <style:paragraph-properties fo:text-align="center"/>
      <style:text-properties fo:font-size="10pt"/>
    </style:style>
    <style:style style:name="P26" style:family="paragraph">
      <style:paragraph-properties fo:text-align="center"/>
      <style:text-properties fo:font-size="10pt"/>
    </style:style>
    <style:style style:name="P27" style:family="paragraph">
      <loext:graphic-properties draw:fill="none" draw:fill-color="#ffffff"/>
      <style:paragraph-properties fo:text-align="center"/>
      <style:text-properties fo:font-size="10pt"/>
    </style:style>
    <style:style style:name="P28" style:family="paragraph">
      <style:text-properties fo:font-size="10pt" style:font-size-asian="12pt" style:font-size-complex="12pt"/>
    </style:style>
    <style:style style:name="P29" style:family="paragraph">
      <loext:graphic-properties draw:fill="none" draw:fill-color="#ffffff"/>
      <style:text-properties fo:font-size="10pt" style:font-size-asian="12pt" style:font-size-complex="12pt"/>
    </style:style>
    <style:style style:name="P30" style:family="paragraph">
      <loext:graphic-properties draw:fill="none"/>
      <style:paragraph-properties fo:text-align="center"/>
    </style:style>
    <style:style style:name="P31" style:family="paragraph">
      <style:paragraph-properties fo:text-align="center"/>
      <style:text-properties fo:font-size="10pt" style:font-size-asian="10pt" style:font-size-complex="10pt"/>
    </style:style>
    <style:style style:name="P32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size-asian="15pt" style:font-size-complex="15pt"/>
    </style:style>
    <style:style style:name="T4" style:family="text">
      <style:text-properties style:font-size-asian="14pt" style:font-size-complex="14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size-asian="12pt" style:font-size-complex="12pt"/>
    </style:style>
    <style:style style:name="T7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draw:layer="layout" svg:width="18cm" svg:height="18.5cm" svg:x="1.75cm" svg:y="2.75cm">
          <text:p text:style-name="P1"/>
          <text:p text:style-name="P1"/>
          <text:p text:style-name="P1"/>
          <text:p text:style-name="P1">docker (pod)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75cm" svg:height="1.75cm" svg:x="3cm" svg:y="3.75cm">
          <text:p text:style-name="P1">Asterisk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7.25cm" svg:height="2.25cm" svg:x="12cm" svg:y="6.25cm">
          <text:p text:style-name="P4"><text:span text:style-name="T1">Redis</text:span></text:p>
          <text:p text:style-name="P4"><text:span text:style-name="T1">Кеширование</text:span></text:p>
          <text:p text:style-name="P4"><text:span text:style-name="T1">+ кеш базы клиентов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7.75cm" svg:height="3cm" svg:x="3cm" svg:y="9cm">
          <text:p text:style-name="P6"><text:span text:style-name="T2">RabbitMQ</text:span></text:p>
          <text:p text:style-name="P6"><text:span text:style-name="T2">События AMI</text:span></text:p>
          <text:p text:style-name="P6"><text:span text:style-name="T2">входящие/исходящие</text:span></text:p>
          <text:p text:style-name="P6"><text:span text:style-name="T2">звонки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cm" svg:height="3.25cm" svg:x="2.75cm" svg:y="24.25cm">
          <text:p text:style-name="P8"><text:span text:style-name="T3">Внешняя база </text:span></text:p>
          <text:p text:style-name="P8"><text:span text:style-name="T3">звонков</text:span></text:p>
          <text:p text:style-name="P8"><text:span text:style-name="T3">у провайдера </text:span></text:p>
          <text:p text:style-name="P8"><text:span text:style-name="T3">или клиента</text:span></text:p>
          <text:p text:style-name="P8"><text:span text:style-name="T3">My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10" draw:layer="layout" svg:width="7.25cm" svg:height="2.75cm" svg:x="12cm" svg:y="17.25cm">
          <text:p text:style-name="P9">Office</text:p>
          <text:p text:style-name="P9">Communicator</text:p>
          <text:p text:style-name="P9">SPA</text:p>
          <text:p text:style-name="P9">ReactJs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7.75cm" svg:height="2.75cm" svg:x="3cm" svg:y="17.25cm">
          <text:p text:style-name="P9">Microservice </text:p>
          <text:p text:style-name="P9">OCS API</text:p>
          <text:p text:style-name="P9">Flask + WebSocketIO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7.75cm" svg:height="1.75cm" svg:x="3cm" svg:y="6.25cm">
          <text:p text:style-name="P11">Microservice </text:p>
          <text:p text:style-name="P11">pyami</text:p>
          <draw:enhanced-geometry svg:viewBox="0 0 21600 21600" draw:type="rectangle" draw:enhanced-path="M 0 0 L 21600 0 21600 21600 0 21600 0 0 Z N"/>
        </draw:custom-shape>
        <draw:custom-shape draw:style-name="gr5" draw:text-style-name="P13" draw:layer="layout" svg:width="4cm" svg:height="3.25cm" svg:x="14.5cm" svg:y="24.25cm">
          <text:p text:style-name="P13"><text:span text:style-name="T4">Внешняя база </text:span></text:p>
          <text:p text:style-name="P13"><text:span text:style-name="T4">Клиентов</text:span></text:p>
          <text:p text:style-name="P13"><text:span text:style-name="T4">у клиента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7" draw:layer="layout" svg:width="7.75cm" svg:height="2.75cm" svg:x="3cm" svg:y="13.75cm">
          <text:p text:style-name="P6"><text:span text:style-name="T2">Pipline мicroservices</text:span></text:p>
          <text:p text:style-name="P6"><text:span text:style-name="T2">Call extern client info. </text:span></text:p>
          <text:p text:style-name="P6"><text:span text:style-name="T2">Store record into Client Archive</text:span></text:p>
          <draw:enhanced-geometry svg:viewBox="0 0 21600 21600" draw:type="rectangle" draw:enhanced-path="M 0 0 L 21600 0 21600 21600 0 21600 0 0 Z N"/>
        </draw:custom-shape>
        <draw:frame draw:style-name="gr10" draw:text-style-name="P14" draw:layer="layout" svg:width="7.699cm" svg:height="0.962cm" svg:x="7.25cm" svg:y="1.75cm">
          <draw:text-box>
            <text:p>Компоненты системы v1</text:p>
          </draw:text-box>
        </draw:frame>
        <draw:custom-shape draw:style-name="gr11" draw:text-style-name="P15" draw:layer="layout" svg:width="4.75cm" svg:height="2cm" svg:x="14.25cm" svg:y="21.75cm">
          <text:p text:style-name="P15">Rest API</text:p>
          <text:p text:style-name="P15">Client Info</text:p>
          <draw:enhanced-geometry svg:viewBox="0 0 21600 21600" draw:type="rectangle" draw:enhanced-path="M 0 0 L 21600 0 21600 21600 0 21600 0 0 Z N"/>
        </draw:custom-shape>
        <draw:custom-shape draw:style-name="gr12" draw:text-style-name="P16" draw:layer="layout" svg:width="5cm" svg:height="2.25cm" svg:x="13.25cm" svg:y="3.5cm">
          <text:p text:style-name="P8"><text:span text:style-name="T3">Локальная БД </text:span></text:p>
          <text:p text:style-name="P8"><text:span text:style-name="T3">звонков</text:span></text:p>
          <text:p text:style-name="P8"><text:span text:style-name="T3">My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3" draw:text-style-name="P8" draw:layer="layout" svg:width="3.75cm" svg:height="3.5cm" svg:x="8.25cm" svg:y="24.25cm">
          <text:p text:style-name="P8"><text:span text:style-name="T3">Внешняя база </text:span></text:p>
          <text:p text:style-name="P8"><text:span text:style-name="T3">звонков</text:span></text:p>
          <text:p text:style-name="P8"><text:span text:style-name="T3">у провайдера </text:span></text:p>
          <text:p text:style-name="P8"><text:span text:style-name="T3">или клиента</text:span></text:p>
          <text:p text:style-name="P8"><text:span text:style-name="T3">Файловое </text:span></text:p>
          <text:p text:style-name="P8"><text:span text:style-name="T3">хранилище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4" draw:text-style-name="P15" draw:layer="layout" svg:width="4.75cm" svg:height="1.75cm" svg:x="2.5cm" svg:y="21.75cm">
          <text:p text:style-name="P15">Client Archive</text:p>
          <text:p text:style-name="P15">Flask App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4.75cm" svg:height="1.75cm" svg:x="7.75cm" svg:y="21.75cm">
          <text:p text:style-name="P15">Client Archive</text:p>
          <text:p text:style-name="P15">Rest API</text:p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7.25cm" svg:height="3cm" svg:x="12cm" svg:y="9cm">
          <text:p text:style-name="P17"><text:span text:style-name="T2">Cron + Prython</text:span></text:p>
          <text:p text:style-name="P6"><text:span text:style-name="T2">Synchro local db </text:span></text:p>
          <text:p text:style-name="P6"><text:span text:style-name="T2">vs Client Archive</text:span></text:p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7.25cm" svg:height="3cm" svg:x="12cm" svg:y="13.75cm">
          <text:p text:style-name="P17"><text:span text:style-name="T2">Cron + Prython</text:span></text:p>
          <text:p text:style-name="P6"><text:span text:style-name="T2">Synchro local db </text:span></text:p>
          <text:p text:style-name="P6"><text:span text:style-name="T2">vs Client Info</text:span></text:p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7.25cm" svg:height="3cm" svg:x="12cm" svg:y="9cm">
          <text:p text:style-name="P17"><text:span text:style-name="T2">Cron + Prython</text:span></text:p>
          <text:p text:style-name="P6"><text:span text:style-name="T2">Synchro local db </text:span></text:p>
          <text:p text:style-name="P6"><text:span text:style-name="T2">vs Client Archive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Обычный">
        <draw:frame draw:style-name="gr18" draw:text-style-name="P14" draw:layer="layout" svg:width="6.25cm" svg:height="0.962cm" svg:x="7.25cm" svg:y="1.288cm">
          <draw:text-box>
            <text:p><text:span text:style-name="T5">Simple </text:span>call pipeline</text:p>
          </draw:text-box>
        </draw:frame>
        <draw:custom-shape draw:style-name="gr19" draw:text-style-name="P13" draw:layer="layout" svg:width="2.511cm" svg:height="1.116cm" svg:x="1.25cm" svg:y="2.455cm">
          <text:p text:style-name="P13">Asterisk</text:p>
          <text:p text:style-name="P13">AMI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.512cm" svg:height="1.116cm" svg:x="4.598cm" svg:y="2.455cm">
          <text:p text:style-name="P13">Pipeline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.512cm" svg:height="1.116cm" svg:x="7.947cm" svg:y="2.455cm">
          <text:p text:style-name="P13">RabbitMQ</text:p>
          <draw:enhanced-geometry svg:viewBox="0 0 21600 21600" draw:type="rectangle" draw:enhanced-path="M 0 0 L 21600 0 21600 21600 0 21600 0 0 Z N"/>
        </draw:custom-shape>
        <draw:custom-shape draw:style-name="gr20" draw:text-style-name="P13" draw:layer="layout" svg:width="2.512cm" svg:height="1.116cm" svg:x="11.128cm" svg:y="2.455cm">
          <text:p text:style-name="P13">Redis</text:p>
          <draw:enhanced-geometry svg:viewBox="0 0 21600 21600" draw:type="rectangle" draw:enhanced-path="M 0 0 L 21600 0 21600 21600 0 21600 0 0 Z N"/>
        </draw:custom-shape>
        <draw:frame draw:style-name="gr21" draw:text-style-name="P20" draw:layer="layout" svg:width="1.514cm" svg:height="1.335cm" svg:x="1.752cm" svg:y="4.29cm">
          <draw:text-box>
            <text:p text:style-name="P19">Call in</text:p>
          </draw:text-box>
        </draw:frame>
        <draw:frame draw:style-name="gr22" draw:text-style-name="P20" draw:layer="layout" svg:width="2.808cm" svg:height="0.75cm" svg:x="7.942cm" svg:y="4.25cm">
          <draw:text-box>
            <text:p text:style-name="P19">call_in_event</text:p>
          </draw:text-box>
        </draw:frame>
        <draw:frame draw:style-name="gr23" draw:text-style-name="P22" draw:layer="layout" svg:width="2.847cm" svg:height="1.472cm" svg:x="4.428cm" svg:y="7.778cm">
          <draw:text-box>
            <text:p text:style-name="P21"><text:span text:style-name="T4">Получить информацию о клиенте</text:span></text:p>
          </draw:text-box>
        </draw:frame>
        <draw:frame draw:style-name="gr24" draw:text-style-name="P24" draw:layer="layout" svg:width="2.68cm" svg:height="1.433cm" svg:x="11cm" svg:y="7.79cm">
          <draw:text-box>
            <text:p text:style-name="P23"><text:span text:style-name="T6">Тег номер с инфо о клиенте</text:span></text:p>
          </draw:text-box>
        </draw:frame>
        <draw:frame draw:style-name="gr25" draw:text-style-name="P24" draw:layer="layout" svg:width="2.678cm" svg:height="1.433cm" svg:x="14.072cm" svg:y="7.857cm">
          <draw:text-box>
            <text:p text:style-name="P23"><text:span text:style-name="T6">Номер с инфо о </text:span></text:p>
            <text:p text:style-name="P23"><text:span text:style-name="T6">клиенте</text:span></text:p>
          </draw:text-box>
        </draw:frame>
        <draw:custom-shape draw:style-name="gr19" draw:text-style-name="P13" draw:layer="layout" svg:width="2.511cm" svg:height="1.116cm" svg:x="13.989cm" svg:y="2.5cm">
          <text:p text:style-name="P13">Rest API</text:p>
          <text:p text:style-name="P13">Client info</text:p>
          <draw:enhanced-geometry svg:viewBox="0 0 21600 21600" draw:type="rectangle" draw:enhanced-path="M 0 0 L 21600 0 21600 21600 0 21600 0 0 Z N"/>
        </draw:custom-shape>
        <draw:custom-shape draw:style-name="gr26" draw:text-style-name="P23" draw:layer="layout" svg:width="3.25cm" svg:height="2.045cm" svg:x="16.75cm" svg:y="2cm">
          <text:p text:style-name="P23"><text:span text:style-name="T6">Rest API</text:span></text:p>
          <text:p text:style-name="P23"><text:span text:style-name="T6">Client Archive</text:span></text:p>
          <text:p text:style-name="P23"><text:span text:style-name="T6">/OFICE </text:span></text:p>
          <text:p text:style-name="P23"><text:span text:style-name="T6">COMMUNICATOR</text:span></text:p>
          <draw:enhanced-geometry svg:viewBox="0 0 21600 21600" draw:type="rectangle" draw:enhanced-path="M 0 0 L 21600 0 21600 21600 0 21600 0 0 Z N"/>
        </draw:custom-shape>
        <draw:frame draw:style-name="gr27" draw:text-style-name="P22" draw:layer="layout" svg:width="3.015cm" svg:height="1.827cm" svg:x="4.25cm" svg:y="12.75cm">
          <draw:text-box>
            <text:p text:style-name="P21"><text:span text:style-name="T4">Сохранить информацию кто ответил на звонок</text:span></text:p>
          </draw:text-box>
        </draw:frame>
        <draw:line draw:style-name="gr28" draw:text-style-name="P25" draw:layer="layout" svg:x1="3.427cm" svg:y1="4.548cm" svg:x2="8cm" svg:y2="4.5cm">
          <text:p/>
        </draw:line>
        <draw:line draw:style-name="gr29" draw:text-style-name="P25" draw:layer="layout" svg:x1="7.317cm" svg:y1="8.04cm" svg:x2="11cm" svg:y2="8.04cm">
          <text:p text:style-name="P26">1</text:p>
        </draw:line>
        <draw:line draw:style-name="gr30" draw:text-style-name="P25" draw:layer="layout" svg:x1="7.25cm" svg:y1="8.54cm" svg:x2="14.25cm" svg:y2="8.54cm">
          <text:p text:style-name="P26">2</text:p>
        </draw:line>
        <draw:line draw:style-name="gr31" draw:text-style-name="P25" draw:layer="layout" svg:x1="7.201cm" svg:y1="8.968cm" svg:x2="10.951cm" svg:y2="8.968cm">
          <text:p text:style-name="P26">3</text:p>
        </draw:line>
        <draw:frame draw:style-name="gr32" draw:text-style-name="P20" draw:layer="layout" svg:width="1.89cm" svg:height="1.039cm" svg:x="1.75cm" svg:y="12.145cm">
          <draw:text-box>
            <text:p text:style-name="P19">Call answer</text:p>
          </draw:text-box>
        </draw:frame>
        <draw:line draw:style-name="gr33" draw:text-style-name="P25" draw:layer="layout" svg:x1="3.75cm" svg:y1="12.395cm" svg:x2="7.5cm" svg:y2="12.395cm">
          <text:p/>
        </draw:line>
        <draw:frame draw:style-name="gr34" draw:text-style-name="P20" draw:layer="layout" svg:width="4.055cm" svg:height="0.645cm" svg:x="7.5cm" svg:y="12cm">
          <draw:text-box draw:corner-radius="0.055cm">
            <text:p text:style-name="P19">calll_answer_event</text:p>
          </draw:text-box>
        </draw:frame>
        <draw:line draw:style-name="gr35" draw:text-style-name="P1" draw:layer="layout" svg:x1="6.5cm" svg:y1="5.75cm" svg:x2="8.25cm" svg:y2="5cm">
          <text:p/>
        </draw:line>
        <draw:line draw:style-name="gr36" draw:text-style-name="P1" draw:layer="layout" svg:x1="7cm" svg:y1="13cm" svg:x2="9.25cm" svg:y2="12.75cm">
          <text:p/>
        </draw:line>
        <draw:frame draw:style-name="gr32" draw:text-style-name="P20" draw:layer="layout" svg:width="1.89cm" svg:height="1.039cm" svg:x="1.75cm" svg:y="18.145cm">
          <draw:text-box>
            <text:p text:style-name="P19">Record file</text:p>
          </draw:text-box>
        </draw:frame>
        <draw:line draw:style-name="gr33" draw:text-style-name="P25" draw:layer="layout" svg:x1="3.75cm" svg:y1="18.5cm" svg:x2="7.5cm" svg:y2="18.5cm">
          <text:p/>
        </draw:line>
        <draw:frame draw:style-name="gr37" draw:text-style-name="P27" draw:layer="layout" svg:width="3cm" svg:height="1.039cm" svg:x="11cm" svg:y="18.961cm">
          <draw:text-box draw:corner-radius="0.055cm">
            <text:p text:style-name="P26">Файл записи</text:p>
          </draw:text-box>
        </draw:frame>
        <draw:frame draw:style-name="gr38" draw:text-style-name="P29" draw:layer="layout" svg:width="2.462cm" svg:height="1.433cm" svg:x="11.288cm" svg:y="5.75cm">
          <draw:text-box>
            <text:p text:style-name="P28"><text:span text:style-name="T6">Запись о звонке (uuid)</text:span></text:p>
          </draw:text-box>
        </draw:frame>
        <draw:frame draw:style-name="gr27" draw:text-style-name="P22" draw:layer="layout" svg:width="3.015cm" svg:height="1.827cm" svg:x="4.25cm" svg:y="5.673cm">
          <draw:text-box>
            <text:p text:style-name="P21"><text:span text:style-name="T4">Сохранить информацию о входящем <text:s/>звонке</text:span></text:p>
          </draw:text-box>
        </draw:frame>
        <draw:line draw:style-name="gr39" draw:text-style-name="P25" draw:layer="layout" svg:x1="7.097cm" svg:y1="6.232cm" svg:x2="11.25cm" svg:y2="6.25cm">
          <text:p/>
        </draw:line>
        <draw:line draw:style-name="gr33" draw:text-style-name="P25" draw:layer="layout" svg:x1="8.712cm" svg:y1="5.423cm" svg:x2="6.75cm" svg:y2="7.75cm">
          <text:p/>
        </draw:line>
        <draw:line draw:style-name="gr40" draw:text-style-name="P30" draw:layer="layout" svg:x1="6cm" svg:y1="9.25cm" svg:x2="7.5cm" svg:y2="10cm">
          <text:p/>
        </draw:line>
        <draw:frame draw:style-name="gr41" draw:text-style-name="P24" draw:layer="layout" svg:width="2.212cm" svg:height="1.433cm" svg:x="11.5cm" svg:y="16.067cm">
          <draw:text-box>
            <text:p text:style-name="P23"><text:span text:style-name="T6">Статус без ответа</text:span></text:p>
          </draw:text-box>
        </draw:frame>
        <draw:line draw:style-name="gr39" draw:text-style-name="P25" draw:layer="layout" svg:x1="7.206cm" svg:y1="16.567cm" svg:x2="11.25cm" svg:y2="16.5cm">
          <text:p/>
        </draw:line>
        <draw:frame draw:style-name="gr32" draw:text-style-name="P20" draw:layer="layout" svg:width="1.89cm" svg:height="1.039cm" svg:x="1.75cm" svg:y="15.461cm">
          <draw:text-box>
            <text:p text:style-name="P19">Call no answer</text:p>
          </draw:text-box>
        </draw:frame>
        <draw:line draw:style-name="gr33" draw:text-style-name="P25" draw:layer="layout" svg:x1="3.859cm" svg:y1="15.653cm" svg:x2="7.609cm" svg:y2="15.653cm">
          <text:p/>
        </draw:line>
        <draw:frame draw:style-name="gr42" draw:text-style-name="P20" draw:layer="layout" svg:width="4.212cm" svg:height="0.75cm" svg:x="7.609cm" svg:y="15.258cm">
          <draw:text-box draw:corner-radius="0.055cm">
            <text:p text:style-name="P19">calll_no_answer_event</text:p>
          </draw:text-box>
        </draw:frame>
        <draw:line draw:style-name="gr36" draw:text-style-name="P1" draw:layer="layout" svg:x1="7.109cm" svg:y1="16.258cm" svg:x2="9.359cm" svg:y2="16.008cm">
          <text:p/>
        </draw:line>
        <draw:frame draw:style-name="gr27" draw:text-style-name="P22" draw:layer="layout" svg:width="3.015cm" svg:height="1.827cm" svg:x="4.235cm" svg:y="15.817cm">
          <draw:text-box>
            <text:p text:style-name="P21"><text:span text:style-name="T4">Сохранить информацию о не отвеченном</text:span></text:p>
            <text:p text:style-name="P21"><text:span text:style-name="T4">звонке</text:span></text:p>
          </draw:text-box>
        </draw:frame>
        <draw:frame draw:style-name="gr27" draw:text-style-name="P22" draw:layer="layout" svg:width="3.015cm" svg:height="1.827cm" svg:x="4.235cm" svg:y="18.673cm">
          <draw:text-box>
            <text:p text:style-name="P21"><text:span text:style-name="T4">Сохранить информацию об окончании</text:span></text:p>
            <text:p text:style-name="P21"><text:span text:style-name="T4">звонка</text:span></text:p>
          </draw:text-box>
        </draw:frame>
        <draw:frame draw:style-name="gr41" draw:text-style-name="P24" draw:layer="layout" svg:width="2.212cm" svg:height="1.433cm" svg:x="17.038cm" svg:y="22.067cm">
          <draw:text-box>
            <text:p text:style-name="P23"><text:span text:style-name="T6">запись о звонке</text:span></text:p>
          </draw:text-box>
        </draw:frame>
        <draw:line draw:style-name="gr39" draw:text-style-name="P25" draw:layer="layout" svg:x1="7.206cm" svg:y1="22.75cm" svg:x2="16.75cm" svg:y2="22.75cm">
          <text:p/>
        </draw:line>
        <draw:frame draw:style-name="gr32" draw:text-style-name="P20" draw:layer="layout" svg:width="1.89cm" svg:height="0.645cm" svg:x="1.75cm" svg:y="21.145cm">
          <draw:text-box>
            <text:p text:style-name="P19">Call end</text:p>
          </draw:text-box>
        </draw:frame>
        <draw:line draw:style-name="gr33" draw:text-style-name="P25" draw:layer="layout" svg:x1="3.75cm" svg:y1="21.395cm" svg:x2="7.5cm" svg:y2="21.395cm">
          <text:p/>
        </draw:line>
        <draw:frame draw:style-name="gr34" draw:text-style-name="P20" draw:layer="layout" svg:width="4.055cm" svg:height="0.645cm" svg:x="7.5cm" svg:y="21cm">
          <draw:text-box draw:corner-radius="0.055cm">
            <text:p text:style-name="P19">calll_end_event</text:p>
          </draw:text-box>
        </draw:frame>
        <draw:line draw:style-name="gr36" draw:text-style-name="P1" draw:layer="layout" svg:x1="7cm" svg:y1="22cm" svg:x2="9.25cm" svg:y2="21.75cm">
          <text:p/>
        </draw:line>
        <draw:frame draw:style-name="gr27" draw:text-style-name="P22" draw:layer="layout" svg:width="3.015cm" svg:height="1.827cm" svg:x="4.235cm" svg:y="21.673cm">
          <draw:text-box>
            <text:p text:style-name="P21"><text:span text:style-name="T4">Сохранить информацию об окончании</text:span></text:p>
            <text:p text:style-name="P21"><text:span text:style-name="T4">звонка</text:span></text:p>
          </draw:text-box>
        </draw:frame>
        <draw:line draw:style-name="gr43" draw:text-style-name="P32" draw:layer="layout" svg:x1="7.25cm" svg:y1="9.25cm" svg:x2="11cm" svg:y2="10cm">
          <text:p text:style-name="P31"><text:span text:style-name="T7">4</text:span></text:p>
        </draw:line>
        <draw:frame draw:style-name="gr42" draw:text-style-name="P20" draw:layer="layout" svg:width="4.212cm" svg:height="0.75cm" svg:x="7.5cm" svg:y="18cm">
          <draw:text-box draw:corner-radius="0.055cm">
            <text:p text:style-name="P19">calll_record_file_event</text:p>
          </draw:text-box>
        </draw:frame>
        <draw:line draw:style-name="gr44" draw:text-style-name="P30" draw:layer="layout" svg:x1="9.25cm" svg:y1="18.75cm" svg:x2="7cm" svg:y2="19.25cm">
          <text:p/>
        </draw:line>
        <draw:line draw:style-name="gr45" draw:text-style-name="P30" draw:layer="layout" svg:x1="7cm" svg:y1="19.5cm" svg:x2="11cm" svg:y2="19.5cm">
          <text:p/>
        </draw:line>
        <draw:frame draw:style-name="gr41" draw:text-style-name="P24" draw:layer="layout" svg:width="1.962cm" svg:height="1.433cm" svg:x="11.288cm" svg:y="9.317cm">
          <draw:text-box>
            <text:p text:style-name="P23"><text:span text:style-name="T6">Запись о клиенте звонке</text:span></text:p>
          </draw:text-box>
        </draw:frame>
        <draw:frame draw:style-name="gr38" draw:text-style-name="P29" draw:layer="layout" svg:width="2.462cm" svg:height="1.039cm" svg:x="11.25cm" svg:y="13.711cm">
          <draw:text-box>
            <text:p text:style-name="P28"><text:span text:style-name="T6">кто ответил и когда</text:span></text:p>
          </draw:text-box>
        </draw:frame>
        <draw:line draw:style-name="gr46" draw:text-style-name="P30" draw:layer="layout" svg:x1="7.5cm" svg:y1="14cm" svg:x2="11cm" svg:y2="14.25cm">
          <text:p/>
        </draw:line>
        <draw:frame draw:style-name="gr37" draw:text-style-name="P27" draw:layer="layout" svg:width="3cm" svg:height="1.039cm" svg:x="11.25cm" svg:y="20.961cm">
          <draw:text-box draw:corner-radius="0.055cm">
            <text:p text:style-name="P26">Информация о звонке</text:p>
          </draw:text-box>
        </draw:frame>
        <draw:line draw:style-name="gr47" draw:text-style-name="P30" draw:layer="layout" svg:x1="11.25cm" svg:y1="21.75cm" svg:x2="7cm" svg:y2="22.25cm">
          <text:p/>
        </draw:line>
        <draw:frame draw:style-name="gr48" draw:text-style-name="P20" draw:layer="layout" svg:width="3.305cm" svg:height="0.645cm" svg:x="7.695cm" svg:y="10cm">
          <draw:text-box draw:corner-radius="0.055cm">
            <text:p text:style-name="P19">call_client_event</text:p>
          </draw:text-box>
        </draw:frame>
        <draw:frame draw:style-name="gr23" draw:text-style-name="P22" draw:layer="layout" svg:width="3.347cm" svg:height="1.827cm" svg:x="3.75cm" svg:y="10.278cm">
          <draw:text-box>
            <text:p text:style-name="P21"><text:span text:style-name="T4">Передаь событие на клиента о звонке</text:span></text:p>
            <text:p text:style-name="P21"><text:span text:style-name="T4">WebSocketIO</text:span></text:p>
          </draw:text-box>
        </draw:frame>
        <draw:line draw:style-name="gr49" draw:text-style-name="P30" draw:layer="layout" svg:x1="7.5cm" svg:y1="10.5cm" svg:x2="6.5cm" svg:y2="10.75cm">
          <text:p/>
        </draw:line>
        <draw:frame draw:style-name="gr50" draw:text-style-name="P24" draw:layer="layout" svg:width="2.928cm" svg:height="1.039cm" svg:x="16.75cm" svg:y="10.5cm">
          <draw:text-box>
            <text:p text:style-name="P23"><text:span text:style-name="T6">OFFICE_COMMUNICATOR</text:span></text:p>
          </draw:text-box>
        </draw:frame>
        <draw:line draw:style-name="gr51" draw:text-style-name="P30" draw:layer="layout" svg:x1="7.25cm" svg:y1="11.25cm" svg:x2="16.75cm" svg:y2="11.2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0" draw:display-name="Стили стрелок 10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8" draw:display-name="Стили стрелок 18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8" draw:display-name="Стили стрелок 8" svg:viewBox="0 0 20 20" svg:d="M0 20l10-20 10 20z"/>
    <draw:marker draw:name="Стили_20_стрелок_20_9" draw:display-name="Стили стрелок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12-17T18:44:30.453000000</dc:date>
    <meta:editing-duration>PT45M30S</meta:editing-duration>
    <meta:editing-cycles>8</meta:editing-cycles>
    <meta:generator>LibreOffice/7.1.2.2$Windows_X86_64 LibreOffice_project/8a45595d069ef5570103caea1b71cc9d82b2aae4</meta:generator>
    <meta:document-statistic meta:object-count="78"/>
  </office:meta>
</office:document-meta>
</file>